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Button">
      <style:graphic-properties fo:min-height="0.478cm" fo:min-width="4.546cm"/>
    </style:style>
    <style:style style:name="gr5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81cm" svg:y="1.778cm">
          <text:p>Resume Ga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3.302cm" svg:y="0.127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Tic Tac Toe</text:p>
          </draw:text-box>
        </draw:frame>
        <draw:g>
          <draw:custom-shape draw:style-name="gr4" draw:layer="layout" svg:width="5.08cm" svg:height="0.762cm" svg:x="3.81cm" svg:y="3.312cm">
            <text:p>Single-play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4.245cm">
            <text:p>Multiplaye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layer="layout" svg:width="5.08cm" svg:height="0.762cm" svg:x="3.81cm" svg:y="9.144cm">
          <text:p>Exi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layer="layout" svg:width="5.08cm" svg:height="0.762cm" svg:x="3.81cm" svg:y="5.779cm">
            <text:p>Op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6.713cm">
            <text:p>Credi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layer="layout" svg:width="5.08cm" svg:height="0.762cm" svg:x="3.81cm" svg:y="7.646cm">
            <text:p>Help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layer="layout" svg:width="0.762cm" svg:height="0.762cm" svg:x="8.89cm" svg:y="2.159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63cm" svg:y="3.68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9.017cm" svg:y="6.223cm">
          <text:p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layer="layout" svg:width="0.762cm" svg:height="0.762cm" svg:x="8.99cm" svg:y="8.763cm">
          <text:p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4:04:15.534638909</meta:creation-date>
    <meta:editing-duration>PT13M6S</meta:editing-duration>
    <meta:editing-cycles>5</meta:editing-cycles>
    <meta:generator>LibreOffice/6.1.5.2$Linux_X86_64 LibreOffice_project/10$Build-2</meta:generator>
    <dc:title>TTT Screen</dc:title>
    <dc:date>2020-03-02T20:16:19.505940742</dc:date>
    <meta:document-statistic meta:object-count="16"/>
    <meta:template xlink:type="simple" xlink:actuate="onRequest" xlink:title="TTT Screen" xlink:href="../../../../../../Templates/TTT%20Screen.otg" meta:date="2020-02-29T14:04:15.220375989"/>
  </office:meta>
</office:document-meta>
</file>